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814f" officeooo:paragraph-rsid="000b814f"/>
    </style:style>
    <style:style style:name="P2" style:family="paragraph" style:parent-style-name="Standard">
      <style:text-properties officeooo:rsid="000b81bd" officeooo:paragraph-rsid="000b81bd"/>
    </style:style>
    <style:style style:name="T1" style:family="text">
      <style:text-properties officeooo:rsid="000d403e"/>
    </style:style>
    <style:style style:name="T2" style:family="text">
      <style:text-properties officeooo:rsid="000e61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7 Questions</text:p>
      <text:p text:style-name="P1"/>
      <text:p text:style-name="P1">1) <text:span text:style-name="T2">If there is nothing on top of the stack when the program is called it will work correctly.</text:span></text:p>
      <text:p text:style-name="P2">2) <text:s/><text:span text:style-name="T1">Proc puts 0 on top of the stack, so when the program looks for the address of temp it gets 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5:58:35.293681454</meta:creation-date>
    <dc:date>2018-11-02T18:36:06.023415806</dc:date>
    <meta:editing-duration>PT2M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44" meta:character-count="205" meta:non-whitespace-character-count="163"/>
  </office:meta>
</office:document-meta>
</file>